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4.89pt"/>
    </style:style>
    <style:style style:name="co2" style:family="table-column">
      <style:table-column-properties fo:break-before="auto" style:column-width="139.35pt"/>
    </style:style>
    <style:style style:name="co3" style:family="table-column">
      <style:table-column-properties fo:break-before="auto" style:column-width="304.04pt"/>
    </style:style>
    <style:style style:name="co4" style:family="table-column">
      <style:table-column-properties fo:break-before="auto" style:column-width="173.14pt"/>
    </style:style>
    <style:style style:name="co5" style:family="table-column">
      <style:table-column-properties fo:break-before="auto" style:column-width="195.05pt"/>
    </style:style>
    <style:style style:name="co6" style:family="table-column">
      <style:table-column-properties fo:break-before="auto" style:column-width="245.31pt"/>
    </style:style>
    <style:style style:name="co7" style:family="table-column">
      <style:table-column-properties fo:break-before="auto" style:column-width="259.74pt"/>
    </style:style>
    <style:style style:name="co8" style:family="table-column">
      <style:table-column-properties fo:break-before="auto" style:column-width="170.79pt"/>
    </style:style>
    <style:style style:name="co9" style:family="table-column">
      <style:table-column-properties fo:break-before="auto" style:column-width="182.41pt"/>
    </style:style>
    <style:style style:name="co10" style:family="table-column">
      <style:table-column-properties fo:break-before="auto" style:column-width="119.7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90.99pt" fo:break-before="auto" style:use-optimal-row-height="true"/>
    </style:style>
    <style:style style:name="ro4" style:family="table-row">
      <style:table-row-properties style:row-height="46.49pt" fo:break-before="auto" style:use-optimal-row-height="true"/>
    </style:style>
    <style:style style:name="ro5" style:family="table-row">
      <style:table-row-properties style:row-height="102.19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ro7" style:family="table-row">
      <style:table-row-properties style:row-height="57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000000" fo:wrap-option="wrap" style:vertical-align="middl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DejaVu Sans" style:font-name-asian="DejaVu Sans2" style:font-name-complex="DejaVu Sans2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ed1c24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ans1" style:font-name-asian="DejaVu Sans1" style:font-name-complex="DejaVu Sans1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72bf44" style:font-name="DejaVu Sans1" style:font-name-asian="DejaVu Sans" style:font-name-complex="DejaVu Sans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ce181e" style:font-name="DejaVu Sans1" style:font-name-asian="DejaVu Sans2" style:font-name-complex="DejaVu Sans2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72bf44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ed1c24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/>
    </style:style>
    <style:style style:name="ce2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</style:style>
    <style:style style:name="ce41" style:family="table-cell" style:parent-style-name="Default">
      <style:table-cell-properties fo:wrap-option="wrap" style:vertical-align="middle"/>
      <style:text-properties fo:color="#ed1c24" style:font-name="DejaVu Sans" style:font-name-asian="DejaVu Sans2" style:font-name-complex="DejaVu Sans2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font-name="DejaVu Sans1" style:font-name-asian="DejaVu Sans2" style:font-name-complex="DejaVu Sans2"/>
    </style:style>
    <style:style style:name="ce43" style:family="table-cell" style:parent-style-name="Default">
      <style:table-cell-properties fo:wrap-option="wrap" style:vertical-align="middle"/>
      <style:text-properties fo:color="#ed1c24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style:font-name-asian="DejaVu Sans" style:font-name-complex="DejaVu Sans" fo:color="#ce181e"/>
    </style:style>
    <style:style style:name="T4" style:family="text">
      <style:text-properties fo:color="#72bf44" style:font-name="DejaVu Sans" style:font-name-asian="DejaVu Sans" style:font-name-complex="DejaVu Sans"/>
    </style:style>
    <style:style style:name="T5" style:family="text">
      <style:text-properties fo:color="#ce181e" style:font-name="DejaVu Sans" style:font-name-asian="DejaVu Sans" style:font-name-complex="DejaVu Sans"/>
    </style:style>
    <style:style style:name="T6" style:family="text">
      <style:text-properties fo:color="#72bf44" style:font-name-asian="DejaVu Sans" style:font-name-complex="DejaVu Sans"/>
    </style:style>
    <style:style style:name="T7" style:family="text">
      <style:text-properties fo:color="#ce181e"/>
    </style:style>
    <style:style style:name="T8" style:family="text">
      <style:text-properties fo:color="#ed1c24"/>
    </style:style>
  </office:automatic-styles>
  <office:body>
    <office:spreadsheet>
      <table:calculation-settings table:automatic-find-labels="false" table:use-regular-expressions="false" table:use-wildcards="true"/>
      <table:table table:name="Podporovane_zariadeni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9"/>
        <table:table-column table:style-name="co10" table:default-cell-style-name="ce9"/>
        <table:table-column table:style-name="co11" table:number-columns-repeated="1014" table:default-cell-style-name="ce9"/>
        <table:table-row table:style-name="ro1">
          <table:table-cell table:style-name="ce1" table:number-columns-repeated="4"/>
          <table:table-cell table:style-name="ce23" office:value-type="string" calcext:value-type="string" table:number-columns-spanned="3" table:number-rows-spanned="1">
            <text:p>EVE-ng 2.0.3-84</text:p>
          </table:table-cell>
          <table:covered-table-cell table:style-name="ce2"/>
          <table:covered-table-cell table:style-name="ce1"/>
          <table:table-cell table:style-name="ce2" office:value-type="string" calcext:value-type="string" table:number-columns-spanned="3" table:number-rows-spanned="1">
            <text:p>GNS3 2.0.3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1" table:number-columns-repeated="4"/>
          <table:table-cell table:style-name="ce17" office:value-type="string" calcext:value-type="string" table:number-columns-spanned="3" table:number-rows-spanned="1">
            <text:p>Vmware</text:p>
          </table:table-cell>
          <table:covered-table-cell table:number-columns-repeated="2" table:style-name="ce29"/>
          <table:table-cell table:style-name="ce38" office:value-type="string" calcext:value-type="string" table:number-columns-spanned="3" table:number-rows-spanned="1">
            <text:p>Vmware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Zariadenie</text:p>
          </table:table-cell>
          <table:table-cell table:style-name="ce8" office:value-type="string" calcext:value-type="string">
            <text:p>Platforma</text:p>
          </table:table-cell>
          <table:table-cell table:style-name="ce8" office:value-type="string" calcext:value-type="string">
            <text:p>Názov súboru</text:p>
          </table:table-cell>
          <table:table-cell table:style-name="ce17" office:value-type="string" calcext:value-type="string">
            <text:p>Spôsob virtualizácie</text:p>
          </table:table-cell>
          <table:table-cell table:style-name="ce28" office:value-type="string" calcext:value-type="string">
            <text:p>Spôsob pripojenia</text:p>
          </table:table-cell>
          <table:table-cell table:style-name="ce30" office:value-type="string" calcext:value-type="string">
            <text:p>Úspešné spustenie</text:p>
          </table:table-cell>
          <table:table-cell table:style-name="ce2" office:value-type="string" calcext:value-type="string">
            <text:p>Poznámky</text:p>
          </table:table-cell>
          <table:table-cell table:style-name="ce28" office:value-type="string" calcext:value-type="string">
            <text:p>Spôsob pripojenia</text:p>
          </table:table-cell>
          <table:table-cell table:style-name="ce30" office:value-type="string" calcext:value-type="string">
            <text:p>Úspešné spustenie</text:p>
          </table:table-cell>
          <table:table-cell table:style-name="ce2" office:value-type="string" calcext:value-type="string">
            <text:p>Poznámk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00-adventerprisek9-mz.124-8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sco c2600</text:p>
          </table:table-cell>
          <table:table-cell office:value-type="string" calcext:value-type="string">
            <text:p>Cisco IOS 12.3</text:p>
          </table:table-cell>
          <table:table-cell office:value-type="string" calcext:value-type="string">
            <text:p>c2600-i-mz.123-9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4" office:value-type="string" calcext:value-type="string">
            <text:p>✕</text:p>
          </table:table-cell>
          <table:table-cell table:style-name="ce41" office:value-type="string" calcext:value-type="string">
            <text:p>-idle PC nenajde hodnotu, 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2691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2691-entservicesk9-mz.124-13b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sco c364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40-ik9o3s-mz124-13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sco c366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60-jk9o3s-mz.124-25d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25" office:value-type="string" calcext:value-type="string">
            <text:p>✓</text:p>
          </table:table-cell>
          <table:table-cell table:style-name="ce41" office:value-type="string" calcext:value-type="string">
            <text:p>-idle PC nenajde hodnotu, 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124-15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.124-15.T14.image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42" office:value-type="string" calcext:value-type="string">
            <text:p><text:span text:style-name="T2">-po pridani etherswitch modulu podporuje aj vlany</text:span></text:p>
            <text:p><text:span text:style-name="T2">-ip adresa sa dá nastaviť aj priamo na Ethernet rozhranie (v porovnaní s Cisco Switchom)</text:span></text:p>
            <text:p><text:span text:style-name="T2">-podporuje OSPF, BGP, VLAN (automatické dopĺňanie pre VLANy nefunguje, ale napr. príkaz “vlan 100” zoberie)</text:span></text:p>
            <text:p><text:span text:style-name="T2">-podporuje VFI</text:span></text:p>
            <text:p><text:span text:style-name="T3">-nepodporuje l2 vpn</text:span></text:p>
          </table:table-cell>
          <table:table-cell table:style-name="ce1" table:number-columns-repeated="2"/>
          <table:table-cell table:style-name="ce27" office:value-type="string" calcext:value-type="string">
            <text:p>OTESTOVAŤ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374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45-advipservicesk9-mz.124-25d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4" office:value-type="string" calcext:value-type="string">
            <text:p>✕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isco c7200p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p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4" office:value-type="string" calcext:value-type="string">
            <text:p>✕</text:p>
          </table:table-cell>
          <table:table-cell table:style-name="ce41" office:value-type="string" calcext:value-type="string">
            <text:p>-je na PowerPC architektúre =&gt; nedá sa spustiť pod Dynamipso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adventerprisek9-mz.124-8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 office:value-type="string" calcext:value-type="string">
            <text:p><text:span text:style-name="T4">-ip adresa sa dá nastaviť aj priamo na Ethernet rozhranie (v porovnaní s Cisco Switchom)</text:span></text:p>
            <text:p><text:span text:style-name="T4">-podporuje OSPF, BGP, VLAN (automatické dopĺňanie pre VLANy nefunguje, ale napr. príkaz “vlan 100” zoberie)</text:span></text:p>
            <text:p><text:span text:style-name="T4">-podporuje VFI</text:span></text:p>
            <text:p><text:span text:style-name="T4"><text:a xlink:href="https://www.cisco.com/c/en/us/td/docs/ios/12_0s/feature/guide/fsstitch.html#wp1053876" xlink:type="simple">https://www.cisco.com/c/en/us/td/docs/ios/12_0s/feature/guide/fsstitch.html#wp1053876</text:a></text:span></text:p>
            <text:p><text:span text:style-name="T5">-nepodporuje VLANy – chýba modul – nie je potrebné pri VPLS</text:span></text:p>
          </table:table-cell>
          <table:table-cell table:style-name="ce1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ipvoicek9-mz.124-4.XC4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c3640-ik9o3s-mz124-13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c3745-adventerprisek.124-25d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ie sú rozhr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ipvoice_ivs-mz.124-25d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4" office:value-type="string" calcext:value-type="string">
            <text:p>✕</text:p>
          </table:table-cell>
          <table:table-cell table:style-name="ce41" office:value-type="string" calcext:value-type="string">
            <text:p>-chyba: neplatná kóp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7200-c2691-adventerprisek9-mz.124-25c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7200-c2691-entservicesk9-mz.124-13b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-c7200p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style-name="ce15"/>
          <table:table-cell table:style-name="ce3"/>
          <table:table-cell table:style-name="ce1"/>
          <table:table-cell table:style-name="ce15"/>
          <table:table-cell table:number-columns-repeated="1015"/>
        </table:table-row>
        <table:table-row table:style-name="ro6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ce9" office:value-type="string" calcext:value-type="string">
            <text:p>i86bi-linux-l3-adventerprisek9-15.4.2T.bin</text:p>
          </table:table-cell>
          <table:table-cell table:style-name="ce1" office:value-type="string" calcext:value-type="string">
            <text:p>IOL wrapper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nejdú VLANy (nemá Etherswitch modul) – viď https://gns3.com/qa/why-can-t-create-vlan-in-gns-3</text:p>
          </table:table-cell>
          <table:table-cell table:style-name="ce1"/>
          <table:table-cell table:style-name="ce15"/>
          <table:table-cell table:number-columns-repeated="1015"/>
        </table:table-row>
        <table:table-row table:style-name="ro6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ce1" office:value-type="string" calcext:value-type="string">
            <text:p>i86bi-linux-l3-adventerprisek9-15.4.1T.bin</text:p>
          </table:table-cell>
          <table:table-cell table:style-name="ce1" office:value-type="string" calcext:value-type="string">
            <text:p>IOL wrapper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nejdú VLANy (nemá Etherswitch modul) – viď https://gns3.com/qa/why-can-t-create-vlan-in-gns-3</text:p>
          </table:table-cell>
          <table:table-cell table:style-name="ce1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Cisco ASAv (96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av-962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Cisco CSR 1000V</text:p>
          </table:table-cell>
          <table:table-cell office:value-type="string" calcext:value-type="string">
            <text:p>Cisco IOS 15.4</text:p>
          </table:table-cell>
          <table:table-cell office:value-type="string" calcext:value-type="string">
            <text:p>csr1000v-universalk9-15.4-3S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Cisco vIOS</text:p>
          </table:table-cell>
          <table:table-cell office:value-type="string" calcext:value-type="string">
            <text:p>Cisco IOS 15.6</text:p>
          </table:table-cell>
          <table:table-cell office:value-type="string" calcext:value-type="string">
            <text:p>vios-NEFUNGUJE-k9-m-156-2T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24"/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15"/>
        </table:table-row>
        <table:table-row table:style-name="ro7">
          <table:table-cell office:value-type="string" calcext:value-type="string">
            <text:p>Cisco Switch</text:p>
          </table:table-cell>
          <table:table-cell office:value-type="string" calcext:value-type="string">
            <text:p>Cisco IOS 15.1</text:p>
          </table:table-cell>
          <table:table-cell table:style-name="ce9" office:value-type="string" calcext:value-type="string">
            <text:p>L2-ADVENTERPRISE-M-15.1-20140814.bin</text:p>
          </table:table-cell>
          <table:table-cell table:style-name="ce1" office:value-type="string" calcext:value-type="string">
            <text:p>IOL wrapper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defaultne sa nefunguje príkaz “ip address” na rozhraní Ethernet – riešením je priradiť adresu na VLAN1 =&gt; nevhodné pre VPLS (cez VLAN 1 rozhranie sa dá spojiť iba s jedným routrom)</text:p>
            <text:p><text:span text:style-name="T6">-podporuje OSPF, BGP, VLAN</text:span>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isco vIOS L2</text:p>
          </table:table-cell>
          <table:table-cell office:value-type="string" calcext:value-type="string">
            <text:p>Cisco IOS 15.1</text:p>
          </table:table-cell>
          <table:table-cell office:value-type="string" calcext:value-type="string">
            <text:p>viosl2-15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15"/>
        </table:table-row>
        <table:table-row table:style-name="ro1">
          <table:table-cell office:value-type="string" calcext:value-type="string">
            <text:p>Juniper vSR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srx-12.1X47-D15.4-domestic-disk1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number-columns-repeated="1016"/>
        </table:table-row>
        <table:table-row table:style-name="ro2">
          <table:table-cell office:value-type="string" calcext:value-type="string">
            <text:p>Juniper vSR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srxng-junos-vmdisk-15.1X49-D20.2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vysoká odozva klávesnice</text:p>
            <text:p>-nestabilný</text:p>
          </table:table-cell>
          <table:table-cell table:style-name="ce1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Juniper Olive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olive-12-1-R1-9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nepodporuje MPLS</text:p>
          </table:table-cell>
          <table:table-cell table:style-name="ce1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Juniper vM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mx-junos-12-1R1.9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 office:value-type="string" calcext:value-type="string">
            <text:p>-<text:span text:style-name="T7">pravdepodobne tiež nepodporuje MPLS</text:span></text:p>
          </table:table-cell>
          <table:table-cell table:style-name="ce1"/>
          <table:table-cell table:style-name="ce24"/>
          <table:table-cell table:number-columns-repeated="1015"/>
        </table:table-row>
        <table:table-row table:style-name="ro7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-junos-vmx-x86-64-15.1F6.9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6" office:value-type="string" calcext:value-type="string">
            <text:p><text:span text:style-name="T1">-treba pre istotu spravit viac pouzivatelskych uctov, inak sa nemusime prihlasit ako root po nastaveni commit hesla [login failed], a zostaneme vymknuty)</text:span></text:p>
            <text:p><text:span text:style-name="T8">-nepodporuje IS-IS</text:span></text:p>
          </table:table-cell>
          <table:table-cell table:style-name="ce1"/>
          <table:table-cell table:style-name="ce24"/>
          <table:table-cell table:number-columns-repeated="1015"/>
        </table:table-row>
        <table:table-row table:style-name="ro2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vcp-bundle-15.1F6.9</text:p>
            <text:p><text:span text:style-name="T1">vmxvfp-bundle-15.1F6.9</text:span>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7" office:value-type="string" calcext:value-type="string">
            <text:p>-nie je vidieť rozhrania - pri opakovaných spusteniach a rebootoch</text:p>
          </table:table-cell>
          <table:table-cell table:style-name="ce1"/>
          <table:table-cell table:style-name="ce24"/>
          <table:table-cell table:number-columns-repeated="1015"/>
        </table:table-row>
        <table:table-row table:style-name="ro7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office:value-type="string" calcext:value-type="string">
            <text:p>vmx-junos-vmx-x86-64-17.3R1.10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6" office:value-type="string" calcext:value-type="string">
            <text:p><text:span text:style-name="T1">-treba pre istotu spravit viac pouzivatelskych uctov, inak sa nemusime prihlasit ako root po nastaveni commit hesla [login failed], a zostaneme vymknuty)</text:span></text:p>
            <text:p><text:span text:style-name="T8">-nepodporuje IS-IS</text:span></text:p>
          </table:table-cell>
          <table:table-cell table:style-name="ce1"/>
          <table:table-cell table:style-name="ce24"/>
          <table:table-cell table:number-columns-repeated="1015"/>
        </table:table-row>
        <table:table-row table:style-name="ro2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table:style-name="ce12" office:value-type="string" calcext:value-type="string">
            <text:p>vmxvcp-bundle-17.3R1.10</text:p>
            <text:p>vmxvfp-bundle-17.3R1.10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7" office:value-type="string" calcext:value-type="string">
            <text:p>-nie je vidieť rozhrania - pri opakovaných spusteniach a rebootoch</text:p>
          </table:table-cell>
          <table:table-cell table:style-name="ce1"/>
          <table:table-cell table:style-name="ce24"/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11" table:number-columns-repeated="4"/>
          <table:table-cell table:style-name="ce7"/>
          <table:table-cell table:style-name="ce11"/>
          <table:table-cell table:style-name="ce26"/>
          <table:table-cell table:number-columns-repeated="1015"/>
        </table:table-row>
        <table:table-row table:style-name="ro1">
          <table:table-cell office:value-type="string" calcext:value-type="string">
            <text:p>Mikrotik smerovač</text:p>
          </table:table-cell>
          <table:table-cell office:value-type="string" calcext:value-type="string">
            <text:p>RouterOS 6.38.1</text:p>
          </table:table-cell>
          <table:table-cell office:value-type="string" calcext:value-type="string">
            <text:p>mikrotik-6.38.1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 / Winbox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11" table:number-columns-repeated="4"/>
          <table:table-cell table:style-name="ce7"/>
          <table:table-cell table:style-name="ce11"/>
          <table:table-cell table:style-name="ce26"/>
          <table:table-cell table:number-columns-repeated="1015"/>
        </table:table-row>
        <table:table-row table:style-name="ro1">
          <table:table-cell office:value-type="string" calcext:value-type="string">
            <text:p>Hillstone SG6000</text:p>
          </table:table-cell>
          <table:table-cell office:value-type="string" calcext:value-type="string">
            <text:p>Hillstone</text:p>
          </table:table-cell>
          <table:table-cell office:value-type="string" calcext:value-type="string">
            <text:p>hillstone-sg6000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9"/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11" table:number-columns-repeated="4"/>
          <table:table-cell table:style-name="ce7"/>
          <table:table-cell table:style-name="ce11"/>
          <table:table-cell table:style-name="ce26"/>
          <table:table-cell table:number-columns-repeated="1015"/>
        </table:table-row>
        <table:table-row table:style-name="ro1">
          <table:table-cell office:value-type="string" calcext:value-type="string">
            <text:p>VPCS</text:p>
          </table:table-cell>
          <table:table-cell office:value-type="string" calcext:value-type="string">
            <text:p>Virtual PC Simulator</text:p>
          </table:table-cell>
          <table:table-cell table:style-name="ce9" office:value-type="string" calcext:value-type="string">
            <text:p>VPCS</text:p>
          </table:table-cell>
          <table:table-cell table:style-name="ce1" office:value-type="string" calcext:value-type="string">
            <text:p>CPU (bez virtualizácie)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Windows Server</text:p>
          </table:table-cell>
          <table:table-cell office:value-type="string" calcext:value-type="string">
            <text:p>Windows Server 2016 x64</text:p>
          </table:table-cell>
          <table:table-cell office:value-type="string" calcext:value-type="string">
            <text:p>win-windows-server-2016-x64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Debian (CLI)</text:p>
          </table:table-cell>
          <table:table-cell office:value-type="string" calcext:value-type="string">
            <text:p>Debian 8.6.0 x64</text:p>
          </table:table-cell>
          <table:table-cell office:value-type="string" calcext:value-type="string">
            <text:p>linux-debian-8.6.0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CentOS (CLI)</text:p>
          </table:table-cell>
          <table:table-cell office:value-type="string" calcext:value-type="string">
            <text:p>CentOS 7 x64</text:p>
          </table:table-cell>
          <table:table-cell office:value-type="string" calcext:value-type="string">
            <text:p>linux-centos-7-x64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Xubuntu (XFCE)</text:p>
          </table:table-cell>
          <table:table-cell office:value-type="string" calcext:value-type="string">
            <text:p>Xubuntu 16.04 x64</text:p>
          </table:table-cell>
          <table:table-cell office:value-type="string" calcext:value-type="string">
            <text:p>linux-xubuntu-16-04-1-x64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24"/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11" table:number-columns-repeated="4"/>
          <table:table-cell table:style-name="ce7"/>
          <table:table-cell table:style-name="ce11"/>
          <table:table-cell table:style-name="ce26"/>
          <table:table-cell table:number-columns-repeated="1015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9">
          <table:table-cell table:number-columns-repeated="3"/>
          <table:table-cell table:style-name="ce1" table:number-columns-repeated="2"/>
          <table:table-cell table:number-columns-repeated="1019"/>
        </table:table-row>
        <table:table-row table:style-name="ro1" table:number-rows-repeated="7">
          <table:table-cell table:number-columns-repeated="3"/>
          <table:table-cell table:style-name="ce21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21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 table:number-rows-repeated="8">
          <table:table-cell table:number-columns-repeated="3"/>
          <table:table-cell table:style-name="ce21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 table:number-rows-repeated="5">
          <table:table-cell table:number-columns-repeated="3"/>
          <table:table-cell table:style-name="ce21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/00/0000</text:date>, <text:time style:data-style-name="N2" text:time-value="15:07:03.063196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45:10.454136519</meta:creation-date>
    <dc:date>2017-11-21T15:10:45.189768987</dc:date>
    <meta:editing-duration>PT6H11M43S</meta:editing-duration>
    <meta:editing-cycles>64</meta:editing-cycles>
    <meta:generator>LibreOffice/5.4.3.2$Linux_X86_64 LibreOffice_project/40m0$Build-2</meta:generator>
    <meta:document-statistic meta:table-count="1" meta:cell-count="294" meta:object-count="0"/>
  </office:meta>
</office:document-meta>
</file>